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3" svg:font-family="Arial" style:font-family-generic="swiss"/>
    <style:font-face style:name="Alef" svg:font-family="Alef" style:font-pitch="variable"/>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paragraph-rsid="000e76f9"/>
    </style:style>
    <style:style style:name="P2" style:family="paragraph" style:parent-style-name="Standard">
      <style:paragraph-properties fo:line-height="100%" fo:text-align="justify" style:justify-single-word="false"/>
      <style:text-properties officeooo:paragraph-rsid="0019ffb9"/>
    </style:style>
    <style:style style:name="P3" style:family="paragraph" style:parent-style-name="Standard">
      <style:paragraph-properties fo:line-height="100%" fo:text-align="justify" style:justify-single-word="false"/>
      <style:text-properties officeooo:paragraph-rsid="001380f7"/>
    </style:style>
    <style:style style:name="P4" style:family="paragraph" style:parent-style-name="Standard">
      <style:paragraph-properties fo:line-height="100%" fo:text-align="justify" style:justify-single-word="false"/>
      <style:text-properties officeooo:paragraph-rsid="001c6802"/>
    </style:style>
    <style:style style:name="P5" style:family="paragraph" style:parent-style-name="Standard">
      <style:paragraph-properties fo:line-height="100%" fo:text-align="justify" style:justify-single-word="false"/>
      <style:text-properties officeooo:rsid="001380f7" officeooo:paragraph-rsid="001380f7"/>
    </style:style>
    <style:style style:name="P6" style:family="paragraph" style:parent-style-name="Standard">
      <style:paragraph-properties fo:line-height="100%" fo:text-align="justify" style:justify-single-word="false"/>
      <style:text-properties officeooo:rsid="001380f7" officeooo:paragraph-rsid="00195e57"/>
    </style:style>
    <style:style style:name="P7" style:family="paragraph" style:parent-style-name="Standard">
      <style:paragraph-properties fo:line-height="100%" fo:text-align="justify" style:justify-single-word="false"/>
      <style:text-properties fo:font-weight="bold" officeooo:rsid="001380f7" officeooo:paragraph-rsid="001380f7" style:font-weight-asian="bold" style:font-weight-complex="bold"/>
    </style:style>
    <style:style style:name="P8" style:family="paragraph" style:parent-style-name="Standard">
      <style:paragraph-properties fo:line-height="100%" fo:text-align="justify" style:justify-single-word="false"/>
      <style:text-properties style:font-name="Arial" fo:language="pt" fo:country="BR" fo:font-weight="bold" officeooo:rsid="000e76f9" officeooo:paragraph-rsid="000e76f9" style:font-weight-asian="bold" style:font-weight-complex="bold"/>
    </style:style>
    <style:style style:name="P9" style:family="paragraph" style:parent-style-name="Standard">
      <style:paragraph-properties fo:line-height="100%" fo:text-align="center" style:justify-single-word="false"/>
      <style:text-properties style:font-name="Arial" fo:language="pt" fo:country="BR" fo:font-weight="bold" officeooo:rsid="0031206c" officeooo:paragraph-rsid="0031206c" style:font-weight-asian="bold" style:font-weight-complex="bold"/>
    </style:style>
    <style:style style:name="P10" style:family="paragraph" style:parent-style-name="Standard">
      <style:paragraph-properties fo:line-height="100%" fo:text-align="center" style:justify-single-word="false"/>
      <style:text-properties style:font-name="Arial" fo:font-size="30pt" fo:language="pt" fo:country="BR" fo:font-weight="normal" officeooo:rsid="0031206c" officeooo:paragraph-rsid="0031206c" style:font-size-asian="26.25pt" style:font-weight-asian="normal" style:font-size-complex="30pt" style:font-weight-complex="normal"/>
    </style:style>
    <style:style style:name="P11" style:family="paragraph" style:parent-style-name="Standard">
      <style:paragraph-properties fo:margin-left="0cm" fo:margin-right="0cm" fo:line-height="100%" fo:text-align="justify" style:justify-single-word="false" fo:text-indent="0cm" style:auto-text-indent="false"/>
      <style:text-properties officeooo:paragraph-rsid="0019ffb9"/>
    </style:style>
    <style:style style:name="P12" style:family="paragraph" style:parent-style-name="Standard">
      <style:paragraph-properties fo:margin-left="0cm" fo:margin-right="0cm" fo:line-height="100%" fo:text-align="justify" style:justify-single-word="false" fo:text-indent="0cm" style:auto-text-indent="false"/>
      <style:text-properties officeooo:paragraph-rsid="002de1a1"/>
    </style:style>
    <style:style style:name="P13" style:family="paragraph" style:parent-style-name="Standard">
      <style:paragraph-properties fo:margin-left="0cm" fo:margin-right="0cm" fo:line-height="100%" fo:text-align="justify" style:justify-single-word="false" fo:text-indent="0cm" style:auto-text-indent="false"/>
      <style:text-properties officeooo:rsid="001380f7" officeooo:paragraph-rsid="002c092a"/>
    </style:style>
    <style:style style:name="P14" style:family="paragraph" style:parent-style-name="Standard">
      <style:paragraph-properties fo:margin-left="0cm" fo:margin-right="0cm" fo:line-height="100%" fo:text-align="justify" style:justify-single-word="false" fo:text-indent="0cm" style:auto-text-indent="false"/>
      <style:text-properties officeooo:rsid="001380f7" officeooo:paragraph-rsid="002de1a1"/>
    </style:style>
    <style:style style:name="P15" style:family="paragraph" style:parent-style-name="Standard">
      <style:paragraph-properties fo:margin-left="0cm" fo:margin-right="0cm" fo:line-height="100%" fo:text-align="justify" style:justify-single-word="false" fo:text-indent="0cm" style:auto-text-indent="false"/>
      <style:text-properties officeooo:rsid="002de028" officeooo:paragraph-rsid="002de028"/>
    </style:style>
    <style:style style:name="P16" style:family="paragraph" style:parent-style-name="Standard">
      <style:paragraph-properties fo:margin-left="0cm" fo:margin-right="0cm" fo:line-height="100%" fo:text-align="justify" style:justify-single-word="false" fo:text-indent="0cm" style:auto-text-indent="false"/>
      <style:text-properties fo:font-weight="normal" officeooo:rsid="002de028" officeooo:paragraph-rsid="002de028" style:font-weight-asian="normal" style:font-weight-complex="normal"/>
    </style:style>
    <style:style style:name="P17" style:family="paragraph" style:parent-style-name="Standard">
      <style:paragraph-properties fo:margin-left="0cm" fo:margin-right="0cm" fo:line-height="100%" fo:text-align="justify" style:justify-single-word="false" fo:text-indent="0cm" style:auto-text-indent="false"/>
      <style:text-properties fo:font-weight="normal" officeooo:rsid="0030fd14" officeooo:paragraph-rsid="0030fd14" style:font-weight-asian="normal" style:font-weight-complex="normal"/>
    </style:style>
    <style:style style:name="P18" style:family="paragraph" style:parent-style-name="Standard">
      <style:paragraph-properties fo:margin-left="0cm" fo:margin-right="0cm" fo:line-height="100%" fo:text-align="justify" style:justify-single-word="false" fo:text-indent="0cm" style:auto-text-indent="false"/>
      <style:text-properties fo:font-weight="bold" officeooo:rsid="0030fd14" officeooo:paragraph-rsid="0030fd14" style:font-weight-asian="bold" style:font-weight-complex="bold"/>
    </style:style>
    <style:style style:name="T1" style:family="text">
      <style:text-properties style:font-name="Arial" fo:language="pt" fo:country="BR"/>
    </style:style>
    <style:style style:name="T2" style:family="text">
      <style:text-properties style:font-name="Arial" fo:language="pt" fo:country="BR" officeooo:rsid="000e76f9"/>
    </style:style>
    <style:style style:name="T3" style:family="text">
      <style:text-properties style:font-name="Arial" fo:language="pt" fo:country="BR" officeooo:rsid="0010c231"/>
    </style:style>
    <style:style style:name="T4" style:family="text">
      <style:text-properties style:font-name="Arial" fo:language="pt" fo:country="BR" officeooo:rsid="0012ade8"/>
    </style:style>
    <style:style style:name="T5" style:family="text">
      <style:text-properties style:font-name="Arial" fo:language="pt" fo:country="BR" officeooo:rsid="001445a3"/>
    </style:style>
    <style:style style:name="T6" style:family="text">
      <style:text-properties style:font-name="Arial" fo:language="pt" fo:country="BR" officeooo:rsid="00173fcc"/>
    </style:style>
    <style:style style:name="T7" style:family="text">
      <style:text-properties style:font-name="Arial" fo:language="pt" fo:country="BR" officeooo:rsid="0019ffb9"/>
    </style:style>
    <style:style style:name="T8" style:family="text">
      <style:text-properties style:font-name="Arial" fo:language="pt" fo:country="BR" officeooo:rsid="001abfad"/>
    </style:style>
    <style:style style:name="T9" style:family="text">
      <style:text-properties style:font-name="Arial" fo:language="pt" fo:country="BR" officeooo:rsid="001c6802"/>
    </style:style>
    <style:style style:name="T10" style:family="text">
      <style:text-properties style:font-name="Arial" fo:language="pt" fo:country="BR" officeooo:rsid="001e9e13"/>
    </style:style>
    <style:style style:name="T11" style:family="text">
      <style:text-properties style:font-name="Arial" fo:language="pt" fo:country="BR" officeooo:rsid="00205cc0"/>
    </style:style>
    <style:style style:name="T12" style:family="text">
      <style:text-properties style:font-name="Arial" fo:language="pt" fo:country="BR" officeooo:rsid="002187f1"/>
    </style:style>
    <style:style style:name="T13" style:family="text">
      <style:text-properties style:font-name="Arial" fo:language="pt" fo:country="BR" officeooo:rsid="0023690f"/>
    </style:style>
    <style:style style:name="T14" style:family="text">
      <style:text-properties style:font-name="Arial" fo:language="pt" fo:country="BR" officeooo:rsid="0026d61c"/>
    </style:style>
    <style:style style:name="T15" style:family="text">
      <style:text-properties style:font-name="Arial" fo:language="pt" fo:country="BR" officeooo:rsid="001380f7"/>
    </style:style>
    <style:style style:name="T16" style:family="text">
      <style:text-properties style:font-name="Arial" fo:language="pt" fo:country="BR" officeooo:rsid="0027b086"/>
    </style:style>
    <style:style style:name="T17" style:family="text">
      <style:text-properties style:font-name="Arial" fo:language="pt" fo:country="BR" officeooo:rsid="0027f2a5"/>
    </style:style>
    <style:style style:name="T18" style:family="text">
      <style:text-properties style:font-name="Arial" fo:language="pt" fo:country="BR" officeooo:rsid="00295f04"/>
    </style:style>
    <style:style style:name="T19" style:family="text">
      <style:text-properties style:font-name="Arial" fo:language="pt" fo:country="BR" officeooo:rsid="0029e0bb"/>
    </style:style>
    <style:style style:name="T20" style:family="text">
      <style:text-properties style:font-name="Arial" fo:language="pt" fo:country="BR" officeooo:rsid="002c092a"/>
    </style:style>
    <style:style style:name="T21" style:family="text">
      <style:text-properties style:font-name="Arial" fo:language="pt" fo:country="BR" fo:font-weight="bold" style:font-weight-asian="bold" style:font-weight-complex="bold"/>
    </style:style>
    <style:style style:name="T22" style:family="text">
      <style:text-properties style:font-name="Arial" fo:language="pt" fo:country="BR" fo:font-weight="bold" officeooo:rsid="002c092a" style:font-weight-asian="bold" style:font-weight-complex="bold"/>
    </style:style>
    <style:style style:name="T23" style:family="text">
      <style:text-properties style:font-name="Arial" fo:language="pt" fo:country="BR" fo:font-weight="normal" officeooo:rsid="002de1a1" style:font-weight-asian="normal" style:font-weight-complex="normal"/>
    </style:style>
    <style:style style:name="T24" style:family="text">
      <style:text-properties style:font-name="Arial" fo:language="pt" fo:country="BR" fo:font-weight="normal" officeooo:rsid="002c092a" style:font-weight-asian="normal" style:font-weight-complex="normal"/>
    </style:style>
    <style:style style:name="T25" style:family="text">
      <style:text-properties style:font-name="Arial" fo:language="pt" fo:country="BR" officeooo:rsid="002de1a1"/>
    </style:style>
    <style:style style:name="T26" style:family="text">
      <style:text-properties officeooo:rsid="0012ade8"/>
    </style:style>
    <style:style style:name="T27" style:family="text">
      <style:text-properties style:font-name="Arial"/>
    </style:style>
    <style:style style:name="T28"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0">Documentação </text:p>
      <text:p text:style-name="P10">Projeto LAEDS I</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28">Victor <text:s/>Le Roy Matos</text:span></text:p>
      <text:p text:style-name="P8"><text:soft-page-break/><text:span text:style-name="T26">1. </text:span>Introdução:</text:p>
      <text:p text:style-name="P1"><text:span text:style-name="T2"><text:tab/>O problema apresentado </text:span><text:span text:style-name="T3">consiste em desenvolver um algoritmo que tenha como objetivo encontrar um padrão de um caminho em uma certa imagem (representada por um .txt) e decidir se nesse caminho há uma curva a partir de pontos médios ou uma faixa de pedestre.<text:line-break/><text:tab/> O projeto foi desenvolvido de maneira a subdividir a imagem em pequenos segmentos para facilitar o calculo, por exemplo, do ponto médio e a descoberta dos padrões presentes na imagem. Essa subdivisão foi realizada de modo a criar várias matrizes que representam, cada uma, uma linha de pixels e seus respectivos segmentos para, assim, conseguir procurar de maneira fácil todos os padrões presentes na imagem, assim como os pontos médios </text:span><text:span text:style-name="T4">e as possíveis curvas presentes</text:span><text:span text:style-name="T3">.</text:span></text:p>
      <text:p text:style-name="P1"><text:span text:style-name="T3"/></text:p>
      <text:p text:style-name="P7"><text:span text:style-name="T3">2. </text:span><text:span text:style-name="T1">Desenvolvimento e Implementação:</text:span></text:p>
      <text:p text:style-name="P5"><text:span text:style-name="T1">– </text:span><text:span text:style-name="T5">Estruturas de dados:</text:span></text:p>
      <text:p text:style-name="P3"><text:span text:style-name="T5"><text:tab/></text:span><text:span text:style-name="T6">As estruturas de dados utilizadas para desenvolver o algoritmo de solução do problema foram, matrizes alocadas dinamicamente para subdividir o problema principal de leitura, </text:span><text:span text:style-name="T8">outra matriz</text:span><text:span text:style-name="T6"> alocad</text:span><text:span text:style-name="T8">a</text:span><text:span text:style-name="T6"> dinamicamente para armazenar as informações da imagem lida e listas alocadas por meio de arranjos </text:span><text:span text:style-name="T17">(e desenvolvidas pelo autor Ziviani)</text:span><text:span text:style-name="T6"> para facilitarem os cálculos de ponto médio, descoberta de padrão, e descoberta de presença ou não de curva e/ou de faixa de pedestre, </text:span><text:span text:style-name="T9">além de vetores auxiliares para cálculos.</text:span></text:p>
      <text:p text:style-name="P5"><text:span text:style-name="T6"/></text:p>
      <text:p text:style-name="P6"><text:span text:style-name="T1">– Funcionamento das principais funções e procedimentos utilizados:</text:span></text:p>
      <text:p text:style-name="P4"><text:span text:style-name="T15"><text:tab/></text:span><text:span text:style-name="T7">As principais funções presentes no algoritmo são, primeiramente a função de leitura e armazenamento de dados da imagem, subdivisão da imagem por linhas representadas como vetores, </text:span><text:span text:style-name="T9">separação de segmentos</text:span><text:span text:style-name="T7">, </text:span><text:span text:style-name="T14">preenchimento da lista</text:span><text:span text:style-name="T7">, descoberta de padrão, presença de curva ou de faixa de pedestre.</text:span></text:p>
      <text:p text:style-name="P2"><text:span text:style-name="T7"><text:tab/>A função de armazenamento de dados se baseia basicamente na leitura e armazenamento do texto em uma matriz alocada dinamicamente para conter todos os dados presentes <text:s/>na imagem lida.</text:span></text:p>
      <text:p text:style-name="P2"><text:span text:style-name="T7"><text:tab/></text:span><text:span text:style-name="T8">A subdivisão da imagem é, de maneira simples, a transformação de uma linha da estrutura de dados contendo os pixels para um vetor de inteiros simples, que possui tamanho pre definido pelo texto lido, contendo os caracteres convertidos para inteiros com o intuito de facilitar o calculo.</text:span></text:p>
      <text:p text:style-name="P2"><text:span text:style-name="T8"><text:tab/></text:span><text:span text:style-name="T9">A </text:span><text:span text:style-name="T10">separação de segmentos é o preenchimento de um vetor simples que representa os segmentos, </text:span><text:span text:style-name="T11">de maneira ordenada, </text:span><text:span text:style-name="T10">presentes n</text:span><text:span text:style-name="T12">o vetor subdivido</text:span><text:span text:style-name="T10"> sendo estudad</text:span><text:span text:style-name="T12">o,</text:span><text:span text:style-name="T10"> ou seja, se tivermos um </text:span><text:span text:style-name="T13">vetor</text:span><text:span text:style-name="T10"> sendo 0 255 128 255 0, teremos os segmentos:<text:tab/>1 → 0 2 → 128 3 → 255, </text:span><text:span text:style-name="T19">onde 0, 128 e 255 representam, respectivamente, preto, vermelho e branco.</text:span></text:p>
      <text:p text:style-name="P2"><text:span text:style-name="T10"><text:tab/></text:span><text:span text:style-name="T14">O preenchimento </text:span><text:span text:style-name="T16">da lista possui uma função auxiliar que é o preenchimento de uma matriz solução contendo a quantidade de pixels de cada segmento e o respectivo segmento.<text:line-break/>Essa função auxiliar foi criada com o intuito de facilitar o preenchimento da lista, pois com esta já temos todas as informações a serem inseridas nas células da lista. O preenchimento da lista conta com o algoritmo desenvolvido por Ziviani.</text:span></text:p>
      <text:p text:style-name="P2"><text:span text:style-name="T16"><text:tab/></text:span><text:span text:style-name="T17">Tanto a descoberta do padrão como a faixa de pedestre contam com o mesmo algoritmo, ou seja, a função recebe a lista contendo os dados da linha estudada para assim procurar a existência do padrão 1 3 2 3 1, que representa o padrão da estrada, ou procurar o padrão da faixa de pedestre, que pode ser representado como </text:span><text:span text:style-name="T18">2 3 2 3 2 3 2 3 2 3 2</text:span><text:span text:style-name="T17">.</text:span></text:p>
      <text:p text:style-name="P11"><text:span text:style-name="T17"><text:tab/></text:span><text:span text:style-name="T20">A função de descoberta de presença ou não de curva, funciona basicamente na comparação entre os pontos médios presentes em cada linha da imagem lida e, assim, decidir se não ha curva, se a curva é para direita ou para esquerda. Essa função conta com um vetor </text:span><text:soft-page-break/><text:span text:style-name="T20">de pontos médios que é preenchido ao verificar primeiramente se ha padrão na linha estudada e se houver, qual é o ponto médio.</text:span></text:p>
      <text:p text:style-name="P11"><text:span text:style-name="T20"><text:tab/></text:span></text:p>
      <text:p text:style-name="P13"><text:span text:style-name="T20">– Decisões de implementação:</text:span></text:p>
      <text:p text:style-name="P13"><text:span text:style-name="T20"><text:tab/>Todas as decisões tomadas para solucionar o problema foram pensadas de modo a facilitar os cálculos do projeto e não necessariamente em ser o problema mais otimizado. Portanto posso concluir que o algoritmo foi desenvolvido para facilitar a compreensão e a possível manutenção que possa vir a ser necessária.</text:span></text:p>
      <text:p text:style-name="P13"><text:span text:style-name="T22"/></text:p>
      <text:p text:style-name="P15"><text:span text:style-name="T22">3. </text:span><text:span text:style-name="T21">Conclusão:</text:span></text:p>
      <text:p text:style-name="P14"><text:span text:style-name="T24">– </text:span><text:span text:style-name="T23">Comentários gerais sobre o trabalho:</text:span></text:p>
      <text:p text:style-name="P12"><text:span text:style-name="T23"><text:tab/>O trabalho foi desafiador de ser feito pois a cada passo novo foi preciso pensar em como adaptar os novos processos em um código já feito anteriormente. Isso possibilitou aumentar um pouco a ideia de organização e estruturação de meu algoritmo e, também, desenvolver uma análise lógica sobre como solucionar um problema geral. Portanto posso concluir que a proposição deste projeto foi de grande importância para meu desenvolvimento como programador, pois me pôs em frente a vários desafios que estão presentes no dia a dia de trabalho.</text:span></text:p>
      <text:p text:style-name="P12"><text:span text:style-name="T23"/></text:p>
      <text:p text:style-name="P14"><text:span text:style-name="T24">– </text:span><text:span text:style-name="T23">Principais dificuldades e limitações:</text:span></text:p>
      <text:p text:style-name="P14"><text:span text:style-name="T23"><text:tab/>A primeira dificuldade que tive foi a questão de organização do meu algoritmo, não estava acostumado a separar eles em várias sessões e fazer comentários sobre cada função para facilitar a visualização. A segunda dificuldade que eu tive foi o fato de eu querer fazer diversas mudanças em meu código durante o processo de desenvolvimento do projeto e, por isso, surgir vários problemas na implementação de alocação dinâmica, por exemplo.</text:span></text:p>
      <text:p text:style-name="P14"><text:span text:style-name="T23"/></text:p>
      <text:p text:style-name="P18"><text:span text:style-name="T25">4. </text:span><text:span text:style-name="T1">Referencias:</text:span></text:p>
      <text:p text:style-name="P17"><text:span text:style-name="T27">Implementação de Listas por meio de Arranjos –</text:span> </text:p>
      <text:p text:style-name="P17"><text:span text:style-name="T27">Projeto de Algoritmos com implementacao em Pascal e C – Nivio Ziviani</text:span></text:p>
      <text:p text:style-name="P17"><text:span text:style-name="T1">http://www2.dcc.ufmg.br/livros/algoritmos/cap3/slides/c/completo1/cap3.pdf</text:span></text:p>
      <text:p text:style-name="P14"><text:span text:style-name="T23"><text:tab/></text:span></text:p>
      <text:p text:style-name="P16"><text:span text:style-name="T1"/></text:p>
      <text:p text:style-name="P2"><text:span text:style-name="T10"><text:tab/></text:span></text:p>
      <text:p text:style-name="P2"><text:span text:style-name="T8"><text:tab/></text:span></text:p>
      <text:p text:style-name="P2"><text:span text:style-name="T8"><text:tab/></text:span></text:p>
      <text:p text:style-name="P5"><text:span text:style-name="T5"><text:tab/><text:tab/></text:span></text:p>
      <text:p text:style-name="P1"><text:span text:style-name="T3"/></text:p>
      <text:p text:style-name="P1"><text:span text:style-name="T3"/></text:p>
      <text:p text:style-name="P1"><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3" svg:font-family="Arial" style:font-family-generic="swiss"/>
    <style:font-face style:name="Alef" svg:font-family="Alef" style:font-pitch="variable"/>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pt" number:country="BR">R$</number:currency-symbol>
      <number:text> </number:text>
      <number:number number:decimal-places="0" number:min-decimal-places="0" number:min-integer-digits="1" number:grouping="true"/>
    </number:currency-style>
    <number:currency-style style:name="N122">
      <number:text>-</number:text>
      <number:currency-symbol number:language="pt" number:country="BR">R$</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pt" number:country="BR">R$</number:currency-symbol>
      <number:text> </number:text>
      <number:number number:decimal-places="2" number:min-decimal-places="2" number:min-integer-digits="1" number:grouping="true"/>
    </number:currency-style>
    <number:currency-style style:name="N124">
      <number:text>-</number:text>
      <number:currency-symbol number:language="pt" number:country="BR">R$</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currency-symbol number:language="pt" number:country="BR">R$</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pt" number:country="BR">R$</number:currency-symbol>
      <number:text> </number:text>
      <number:number number:decimal-places="2" number:min-decimal-places="2" number:min-integer-digits="1" number:grouping="true"/>
    </number:currency-style>
    <number:currency-style style:name="N126">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6P0"/>
    </number:currency-style>
    <number:currency-style style:name="N128P0" style:volatile="true">
      <number:currency-symbol number:language="pt" number:country="BR">R$</number:currency-symbol>
      <number:text> </number:text>
      <number:number number:decimal-places="2" number:min-decimal-places="0" number:min-integer-digits="1" number:decimal-replacement="--" number:grouping="true"/>
    </number:currency-style>
    <number:currency-style style:name="N128">
      <style:text-properties fo:color="#ff0000"/>
      <number:text>-</number:text>
      <number:currency-symbol number:language="pt" number:country="BR">R$</number:currency-symbol>
      <number:text> </number:text>
      <number:number number:decimal-places="2" number:min-decimal-places="0" number:min-integer-digits="1" number:decimal-replacement="--" number:grouping="true"/>
      <style:map style:condition="value()&gt;=0" style:apply-style-name="N128P0"/>
    </number:currency-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3M11S</meta:editing-duration>
    <meta:editing-cycles>34</meta:editing-cycles>
    <meta:generator>LibreOffice/7.0.3.1$Windows_X86_64 LibreOffice_project/d7547858d014d4cf69878db179d326fc3483e082</meta:generator>
    <dc:date>2020-11-24T16:34:28.775000000</dc:date>
    <meta:document-statistic meta:table-count="0" meta:image-count="0" meta:object-count="0" meta:page-count="3" meta:paragraph-count="33" meta:word-count="846" meta:character-count="5265" meta:non-whitespace-character-count="4414"/>
  </office:meta>
</office:document-meta>
</file>